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CA2000001CF0000012757599BFC7FC8B908.svg" manifest:media-type="image/svg+xml"/>
  <manifest:file-entry manifest:full-path="Pictures/100002010000005A0000000D683355F8A85D3475.png" manifest:media-type="image/png"/>
  <manifest:file-entry manifest:full-path="Pictures/10002F310000030000000306602C30C6338D0118.svg" manifest:media-type="image/svg+xml"/>
  <manifest:file-entry manifest:full-path="Pictures/10000201000000060000000A8647331FA76024B8.png" manifest:media-type="image/png"/>
  <manifest:file-entry manifest:full-path="Pictures/10000201000000110000000B581CA981879C3CE3.png" manifest:media-type="image/png"/>
  <manifest:file-entry manifest:full-path="Pictures/1000045A000000A0000000FC2850EAD9DCDE4D55.svg" manifest:media-type="image/svg+xml"/>
  <manifest:file-entry manifest:full-path="Pictures/10000B180000033D0000015066C61D92441C10B9.svg" manifest:media-type="image/svg+xml"/>
  <manifest:file-entry manifest:full-path="Pictures/100002010000002A0000000D6552C193FC845216.png" manifest:media-type="image/png"/>
  <manifest:file-entry manifest:full-path="Pictures/100021D20000083200000150C3B7DA129836589E.svg" manifest:media-type="image/svg+xml"/>
  <manifest:file-entry manifest:full-path="Pictures/100028B70000094300000150273D8005B3502642.svg" manifest:media-type="image/svg+xml"/>
  <manifest:file-entry manifest:full-path="Pictures/100002010000004F0000000D4A891512EE04BF83.png" manifest:media-type="image/png"/>
  <manifest:file-entry manifest:full-path="Pictures/10001FDC0000083200000150BE28C8E6A8A56719.svg" manifest:media-type="image/svg+xml"/>
  <manifest:file-entry manifest:full-path="Pictures/100002010000004F0000000D976FDFB763704280.png" manifest:media-type="image/png"/>
  <manifest:file-entry manifest:full-path="Pictures/100002010000001D0000001DE5DEC4CC4F94FF73.png" manifest:media-type="image/png"/>
  <manifest:file-entry manifest:full-path="Pictures/100029B60000028B000003212BBA66238284774F.svg" manifest:media-type="image/svg+xml"/>
  <manifest:file-entry manifest:full-path="Pictures/10000201000000190000001EA4B9FFFA60B938D4.png" manifest:media-type="image/png"/>
  <manifest:file-entry manifest:full-path="Pictures/10000D0E000003310000013627105991D4CC1540.svg" manifest:media-type="image/svg+xml"/>
  <manifest:file-entry manifest:full-path="Pictures/100002010000001F0000000CDCB163437593DC5E.png" manifest:media-type="image/png"/>
  <manifest:file-entry manifest:full-path="Pictures/100013ED00000459000001502D7BE7145D436806.svg" manifest:media-type="image/svg+xml"/>
  <manifest:file-entry manifest:full-path="Pictures/100002010000001F0000000DD62FA02E28637F8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615cm" fo:min-width="0.839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615cm" fo:min-width="0.84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615cm" fo:min-width="0.337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615cm" fo:min-width="0.671cm" fo:padding-top="0cm" fo:padding-bottom="0cm" fo:padding-left="0cm" fo:padding-right="0cm"/>
    </style:style>
    <style:style style:name="gr8" style:family="graphic" style:parent-style-name="standard">
      <style:graphic-properties draw:stroke="solid" svg:stroke-width="0.07cm" svg:stroke-color="#0000ff" draw:stroke-linejoin="round" svg:stroke-linecap="square" draw:fill="none" fo:padding-top="0.035cm" fo:padding-bottom="0.035cm" fo:padding-left="0.035cm" fo:padding-right="0.035cm"/>
    </style:style>
    <style:style style:name="gr9" style:family="graphic" style:parent-style-name="standard">
      <style:graphic-properties draw:stroke="solid" svg:stroke-width="0.07cm" svg:stroke-color="#ff0000" draw:stroke-linejoin="round" svg:stroke-linecap="square" draw:fill="none" fo:padding-top="0.035cm" fo:padding-bottom="0.035cm" fo:padding-left="0.035cm" fo:padding-right="0.035cm"/>
    </style:style>
    <style:style style:name="gr10" style:family="graphic" style:parent-style-name="standard">
      <style:graphic-properties draw:stroke="solid" svg:stroke-width="0.07cm" svg:stroke-color="#ffff00" draw:stroke-linejoin="round" svg:stroke-linecap="square" draw:fill="none" fo:padding-top="0.035cm" fo:padding-bottom="0.035cm" fo:padding-left="0.035cm" fo:padding-right="0.035cm"/>
    </style:style>
    <style:style style:name="gr11"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2"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textarea-horizontal-align="left" draw:textarea-vertical-align="top" draw:auto-grow-height="true" draw:auto-grow-width="true" fo:min-height="0.667cm" fo:min-width="0.671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637cm" fo:min-width="1.026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615cm" fo:min-width="0.838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text-properties fo:font-size="15pt"/>
    </style:style>
    <style:style style:name="P5" style:family="paragraph">
      <loext:graphic-properties draw:fill="none"/>
      <style:paragraph-properties fo:text-align="start" style:writing-mode="lr-tb"/>
      <style:text-properties fo:font-size="15pt" style:font-size-asian="10pt" style:font-size-complex="10pt"/>
    </style:style>
    <style:style style:name="P6" style:family="paragraph">
      <loext:graphic-properties draw:fill="solid" draw:fill-color="#ffffff" draw:opacity="80%"/>
    </style:style>
    <style:style style:name="P7" style:family="paragraph">
      <style:paragraph-properties fo:text-align="center"/>
    </style:style>
    <style:style style:name="T1" style:family="text">
      <style:text-properties fo:color="#000000" style:font-name="DejaVuSans" style:font-size-asian="10pt" style:font-name-complex="DejaVuSans"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2.501cm" svg:height="7.839cm" svg:x="1.092cm" svg:y="7.038cm" svg:viewBox="0 0 12502 7840" draw:points="0,7840 12502,7840 12502,0 0,0">
          <text:p/>
        </draw:polygon>
        <draw:polygon draw:style-name="gr2" draw:text-style-name="P2" draw:layer="layout" svg:width="0cm" svg:height="0.102cm" svg:x="2.898cm" svg:y="13.788cm" svg:viewBox="0 0 0 103" draw:points="0,0 0,103">
          <text:p/>
        </draw:polygon>
        <draw:line draw:style-name="gr3" draw:text-style-name="P3" draw:layer="layout" svg:x1="2.898cm" svg:y1="13.788cm" svg:x2="2.898cm" svg:y2="13.891cm">
          <text:p/>
        </draw:line>
        <draw:polygon draw:style-name="gr2" draw:text-style-name="P2" draw:layer="layout" svg:width="0cm" svg:height="0.102cm" svg:x="4.888cm" svg:y="13.788cm" svg:viewBox="0 0 0 103" draw:points="0,0 0,103">
          <text:p/>
        </draw:polygon>
        <draw:line draw:style-name="gr3" draw:text-style-name="P3" draw:layer="layout" svg:x1="4.888cm" svg:y1="13.788cm" svg:x2="4.888cm" svg:y2="13.891cm">
          <text:p/>
        </draw:line>
        <draw:frame draw:style-name="gr4" draw:text-style-name="P5" draw:layer="layout" svg:width="0.849cm" svg:height="0.615cm" svg:x="2.639cm" svg:y="13.945cm">
          <draw:text-box>
            <text:p text:style-name="P4"><text:span text:style-name="T1">0.0</text:span></text:p>
          </draw:text-box>
        </draw:frame>
        <draw:polygon draw:style-name="gr2" draw:text-style-name="P2" draw:layer="layout" svg:width="0cm" svg:height="0.102cm" svg:x="6.877cm" svg:y="13.788cm" svg:viewBox="0 0 0 103" draw:points="0,0 0,103">
          <text:p/>
        </draw:polygon>
        <draw:line draw:style-name="gr3" draw:text-style-name="P3" draw:layer="layout" svg:x1="6.877cm" svg:y1="13.788cm" svg:x2="6.877cm" svg:y2="13.891cm">
          <text:p/>
        </draw:line>
        <draw:frame draw:style-name="gr4" draw:text-style-name="P5" draw:layer="layout" svg:width="0.849cm" svg:height="0.615cm" svg:x="4.628cm" svg:y="13.945cm">
          <draw:text-box>
            <text:p text:style-name="P4"><text:span text:style-name="T1">0.2</text:span></text:p>
          </draw:text-box>
        </draw:frame>
        <draw:polygon draw:style-name="gr2" draw:text-style-name="P2" draw:layer="layout" svg:width="0cm" svg:height="0.102cm" svg:x="8.866cm" svg:y="13.788cm" svg:viewBox="0 0 0 103" draw:points="0,0 0,103">
          <text:p/>
        </draw:polygon>
        <draw:line draw:style-name="gr3" draw:text-style-name="P3" draw:layer="layout" svg:x1="8.866cm" svg:y1="13.788cm" svg:x2="8.866cm" svg:y2="13.891cm">
          <text:p/>
        </draw:line>
        <draw:frame draw:style-name="gr4" draw:text-style-name="P5" draw:layer="layout" svg:width="0.849cm" svg:height="0.615cm" svg:x="6.618cm" svg:y="13.945cm">
          <draw:text-box>
            <text:p text:style-name="P4"><text:span text:style-name="T1">0.4</text:span></text:p>
          </draw:text-box>
        </draw:frame>
        <draw:polygon draw:style-name="gr2" draw:text-style-name="P2" draw:layer="layout" svg:width="0cm" svg:height="0.102cm" svg:x="10.855cm" svg:y="13.788cm" svg:viewBox="0 0 0 103" draw:points="0,0 0,103">
          <text:p/>
        </draw:polygon>
        <draw:line draw:style-name="gr3" draw:text-style-name="P3" draw:layer="layout" svg:x1="10.855cm" svg:y1="13.788cm" svg:x2="10.855cm" svg:y2="13.891cm">
          <text:p/>
        </draw:line>
        <draw:frame draw:style-name="gr4" draw:text-style-name="P5" draw:layer="layout" svg:width="0.849cm" svg:height="0.615cm" svg:x="8.608cm" svg:y="13.945cm">
          <draw:text-box>
            <text:p text:style-name="P4"><text:span text:style-name="T1">0.6</text:span></text:p>
          </draw:text-box>
        </draw:frame>
        <draw:polygon draw:style-name="gr2" draw:text-style-name="P2" draw:layer="layout" svg:width="0cm" svg:height="0.102cm" svg:x="12.845cm" svg:y="13.788cm" svg:viewBox="0 0 0 103" draw:points="0,0 0,103">
          <text:p/>
        </draw:polygon>
        <draw:line draw:style-name="gr3" draw:text-style-name="P3" draw:layer="layout" svg:x1="12.845cm" svg:y1="13.788cm" svg:x2="12.845cm" svg:y2="13.891cm">
          <text:p/>
        </draw:line>
        <draw:frame draw:style-name="gr5" draw:text-style-name="P5" draw:layer="layout" svg:width="0.849cm" svg:height="0.615cm" svg:x="10.595cm" svg:y="13.945cm">
          <draw:text-box>
            <text:p text:style-name="P4"><text:span text:style-name="T1">0.8</text:span></text:p>
          </draw:text-box>
        </draw:frame>
        <draw:frame draw:style-name="gr4" draw:text-style-name="P5" draw:layer="layout" svg:width="0.849cm" svg:height="0.615cm" svg:x="12.585cm" svg:y="13.945cm">
          <draw:text-box>
            <text:p text:style-name="P4"><text:span text:style-name="T1">1.0</text:span></text:p>
          </draw:text-box>
        </draw:frame>
        <draw:polygon draw:style-name="gr2" draw:text-style-name="P2" draw:layer="layout" svg:width="0.113cm" svg:height="0cm" svg:x="2.287cm" svg:y="13.491cm" svg:viewBox="0 0 114 0" draw:points="114,0 0,0">
          <text:p/>
        </draw:polygon>
        <draw:line draw:style-name="gr3" draw:text-style-name="P3" draw:layer="layout" svg:x1="2.401cm" svg:y1="13.491cm" svg:x2="2.287cm" svg:y2="13.491cm">
          <text:p/>
        </draw:line>
        <draw:polygon draw:style-name="gr2" draw:text-style-name="P2" draw:layer="layout" svg:width="0.113cm" svg:height="0cm" svg:x="2.287cm" svg:y="12.651cm" svg:viewBox="0 0 114 0" draw:points="114,0 0,0">
          <text:p/>
        </draw:polygon>
        <draw:line draw:style-name="gr3" draw:text-style-name="P3" draw:layer="layout" svg:x1="2.401cm" svg:y1="12.651cm" svg:x2="2.287cm" svg:y2="12.651cm">
          <text:p/>
        </draw:line>
        <draw:frame draw:style-name="gr6" draw:text-style-name="P5" draw:layer="layout" svg:width="0.341cm" svg:height="0.615cm" svg:x="1.966cm" svg:y="13.33cm">
          <draw:text-box>
            <text:p text:style-name="P4"><text:span text:style-name="T1">0</text:span></text:p>
          </draw:text-box>
        </draw:frame>
        <draw:polygon draw:style-name="gr2" draw:text-style-name="P2" draw:layer="layout" svg:width="0.113cm" svg:height="0cm" svg:x="2.287cm" svg:y="11.81cm" svg:viewBox="0 0 114 0" draw:points="114,0 0,0">
          <text:p/>
        </draw:polygon>
        <draw:line draw:style-name="gr3" draw:text-style-name="P3" draw:layer="layout" svg:x1="2.401cm" svg:y1="11.81cm" svg:x2="2.287cm" svg:y2="11.81cm">
          <text:p/>
        </draw:line>
        <draw:frame draw:style-name="gr7" draw:text-style-name="P5" draw:layer="layout" svg:width="0.679cm" svg:height="0.615cm" svg:x="1.638cm" svg:y="12.509cm">
          <draw:text-box>
            <text:p text:style-name="P4"><text:span text:style-name="T1">10</text:span></text:p>
          </draw:text-box>
        </draw:frame>
        <draw:polygon draw:style-name="gr2" draw:text-style-name="P2" draw:layer="layout" svg:width="0.113cm" svg:height="0cm" svg:x="2.287cm" svg:y="10.969cm" svg:viewBox="0 0 114 0" draw:points="114,0 0,0">
          <text:p/>
        </draw:polygon>
        <draw:line draw:style-name="gr3" draw:text-style-name="P3" draw:layer="layout" svg:x1="2.401cm" svg:y1="10.969cm" svg:x2="2.287cm" svg:y2="10.969cm">
          <text:p/>
        </draw:line>
        <draw:frame draw:style-name="gr7" draw:text-style-name="P5" draw:layer="layout" svg:width="0.679cm" svg:height="0.615cm" svg:x="1.638cm" svg:y="11.675cm">
          <draw:text-box>
            <text:p text:style-name="P4"><text:span text:style-name="T1">20</text:span></text:p>
          </draw:text-box>
        </draw:frame>
        <draw:polygon draw:style-name="gr2" draw:text-style-name="P2" draw:layer="layout" svg:width="0.113cm" svg:height="0cm" svg:x="2.287cm" svg:y="10.129cm" svg:viewBox="0 0 114 0" draw:points="114,0 0,0">
          <text:p/>
        </draw:polygon>
        <draw:line draw:style-name="gr3" draw:text-style-name="P3" draw:layer="layout" svg:x1="2.401cm" svg:y1="10.129cm" svg:x2="2.287cm" svg:y2="10.129cm">
          <text:p/>
        </draw:line>
        <draw:frame draw:style-name="gr7" draw:text-style-name="P5" draw:layer="layout" svg:width="0.679cm" svg:height="0.615cm" svg:x="1.638cm" svg:y="10.841cm">
          <draw:text-box>
            <text:p text:style-name="P4"><text:span text:style-name="T1">30</text:span></text:p>
          </draw:text-box>
        </draw:frame>
        <draw:polygon draw:style-name="gr2" draw:text-style-name="P2" draw:layer="layout" svg:width="0.113cm" svg:height="0cm" svg:x="2.287cm" svg:y="9.288cm" svg:viewBox="0 0 114 0" draw:points="114,0 0,0">
          <text:p/>
        </draw:polygon>
        <draw:line draw:style-name="gr3" draw:text-style-name="P3" draw:layer="layout" svg:x1="2.401cm" svg:y1="9.288cm" svg:x2="2.287cm" svg:y2="9.288cm">
          <text:p/>
        </draw:line>
        <draw:frame draw:style-name="gr7" draw:text-style-name="P5" draw:layer="layout" svg:width="0.679cm" svg:height="0.615cm" svg:x="1.577cm" svg:y="10.007cm">
          <draw:text-box>
            <text:p text:style-name="P4"><text:span text:style-name="T1">40</text:span></text:p>
          </draw:text-box>
        </draw:frame>
        <draw:polygon draw:style-name="gr2" draw:text-style-name="P2" draw:layer="layout" svg:width="0.113cm" svg:height="0cm" svg:x="2.287cm" svg:y="8.447cm" svg:viewBox="0 0 114 0" draw:points="114,0 0,0">
          <text:p/>
        </draw:polygon>
        <draw:line draw:style-name="gr3" draw:text-style-name="P3" draw:layer="layout" svg:x1="2.401cm" svg:y1="8.447cm" svg:x2="2.287cm" svg:y2="8.447cm">
          <text:p/>
        </draw:line>
        <draw:frame draw:style-name="gr7" draw:text-style-name="P5" draw:layer="layout" svg:width="0.679cm" svg:height="0.615cm" svg:x="1.638cm" svg:y="9.173cm">
          <draw:text-box>
            <text:p text:style-name="P4"><text:span text:style-name="T1">50</text:span></text:p>
          </draw:text-box>
        </draw:frame>
        <draw:polygon draw:style-name="gr2" draw:text-style-name="P2" draw:layer="layout" svg:width="0.113cm" svg:height="0cm" svg:x="2.287cm" svg:y="7.606cm" svg:viewBox="0 0 114 0" draw:points="114,0 0,0">
          <text:p/>
        </draw:polygon>
        <draw:line draw:style-name="gr3" draw:text-style-name="P3" draw:layer="layout" svg:x1="2.401cm" svg:y1="7.606cm" svg:x2="2.287cm" svg:y2="7.606cm">
          <text:p/>
        </draw:line>
        <draw:frame draw:style-name="gr7" draw:text-style-name="P5" draw:layer="layout" svg:width="0.679cm" svg:height="0.615cm" svg:x="1.577cm" svg:y="8.339cm">
          <draw:text-box>
            <text:p text:style-name="P4"><text:span text:style-name="T1">60</text:span></text:p>
          </draw:text-box>
        </draw:frame>
        <draw:polyline draw:style-name="gr8" draw:text-style-name="P3" draw:layer="layout" svg:width="9.946cm" svg:height="5.93cm" svg:x="2.898cm" svg:y="7.562cm" svg:viewBox="0 0 9947 5931" draw:points="9947,5931 9846,5778 9746,5625 9645,5475 9545,5324 9444,5176 9344,5029 9243,4886 9143,4745 9042,4607 8942,4472 8842,4341 8741,4213 8641,4089 8540,3968 8440,3851 8339,3738 8239,3629 8138,3522 8038,3419 7937,3320 7837,3225 7737,3132 7636,3042 7536,2957 7435,2873 7335,2792 7234,2715 7134,2639 7033,2566 6933,2495 6832,2426 6732,2360 6631,2296 6531,2234 6431,2174 6330,2115 6230,2059 6129,2003 6029,1949 5928,1897 5828,1847 5727,1797 5627,1748 5526,1702 5426,1656 5326,1612 5225,1567 5125,1525 5024,1483 4924,1442 4823,1402 4723,1364 4622,1326 4522,1288 4421,1251 4321,1215 4221,1180 4120,1145 4020,1111 3919,1076 3819,1044 3718,1011 3618,979 3517,947 3417,916 3316,885 3216,855 3114,825 3014,795 2914,766 2813,737 2713,709 2612,680 2512,652 2411,624 2311,597 2210,569 2110,542 2009,515 1909,489 1809,462 1708,435 1608,409 1507,384 1407,357 1306,331 1206,306 1105,280 1005,254 904,228 804,203 704,178 603,153 503,127 402,102 302,77 201,51 101,26 0,0">
          <text:p/>
        </draw:polyline>
        <draw:polyline draw:style-name="gr9" draw:text-style-name="P3" draw:layer="layout" svg:width="9.917cm" svg:height="5.885cm" svg:x="2.898cm" svg:y="7.562cm" svg:viewBox="0 0 9918 5886" draw:points="7011,2551 7131,2637 7252,2728 7372,2821 7492,2919 7611,3021 7731,3127 7849,3237 7969,3351 8087,3469 8206,3594 8324,3722 8443,3855 8562,3993 8680,4136 8798,4285 8916,4437 9034,4595 9152,4757 9270,4923 9388,5093 9505,5265 9623,5440 9741,5618 9858,5796 9918,5886 9800,5707 9682,5529 9565,5353 9446,5179 9329,5008 9211,4839 9093,4676 8975,4516 8857,4361 8739,4210 8621,4064 8502,3924 8384,3788 8265,3657 8147,3531 8028,3409 7910,3293 7790,3181 7671,3073 7551,2970 7432,2870 7312,2774 7192,2682 7071,2593 6951,2508 6830,2425 6709,2345 6588,2269 6466,2194 6344,2123 6222,2054 6099,1987 5975,1922 5852,1858 5728,1798 5604,1738 5479,1680 5354,1623 5228,1568 5101,1515 4974,1463 4846,1412 4718,1362 4589,1313 4459,1265 4329,1217 4197,1171 4065,1126 3932,1081 3798,1036 3663,993 3525,950 3388,907 3249,865 3109,823 2967,781 2823,740 2679,699 2532,658 2384,617 2233,575 2081,534 1926,493 1768,451 1609,409 1446,367 1279,324 1110,281 936,237 759,192 577,146 390,98 198,50 0,0">
          <text:p/>
        </draw:polyline>
        <draw:polyline draw:style-name="gr10" draw:text-style-name="P3" draw:layer="layout" svg:width="9.931cm" svg:height="5.906cm" svg:x="2.898cm" svg:y="7.562cm" svg:viewBox="0 0 9932 5907" draw:points="4974,1463 5124,1525 5274,1588 5422,1654 5571,1723 5718,1793 5865,1865 6012,1940 6157,2018 6302,2099 6447,2183 6591,2270 6735,2362 6878,2458 7021,2557 7163,2661 7306,2769 7447,2882 7589,3002 7730,3126 7871,3256 8011,3393 8151,3535 8292,3685 8432,3841 8571,4005 8711,4175 8851,4351 8990,4535 9128,4725 9267,4920 9406,5120 9545,5325 9684,5533 9823,5743 9932,5907 9793,5696 9654,5487 9515,5279 9376,5076 9237,4877 9098,4682 8959,4494 8819,4311 8680,4136 8540,3968 8400,3806 8261,3651 8121,3504 7980,3362 7839,3227 7698,3097 7558,2975 7416,2857 7274,2745 7131,2637 6989,2535 6846,2435 6703,2341 6559,2251 6414,2164 6270,2081 6125,2000 5979,1924 5833,1848 5686,1777 5538,1707 5390,1640 5241,1574 5091,1511 4941,1449 4790,1389 4637,1331 4484,1274 4330,1218 4176,1164 4019,1111 3863,1058 3704,1006 3545,956 3385,906 3223,857 3059,809 2894,760 2728,713 2560,665 2391,619 2220,572 2047,525 1873,479 1696,433 1517,386 1337,339 1153,293 968,245 780,198 589,149 396,100 200,51 0,0">
          <text:p/>
        </draw:polyline>
        <draw:line draw:style-name="gr11" draw:text-style-name="P3" draw:layer="layout" svg:x1="2.401cm" svg:y1="13.789cm" svg:x2="2.401cm" svg:y2="7.266cm">
          <text:p/>
        </draw:line>
        <draw:line draw:style-name="gr11" draw:text-style-name="P3" draw:layer="layout" svg:x1="13.341cm" svg:y1="13.789cm" svg:x2="13.341cm" svg:y2="7.266cm">
          <text:p/>
        </draw:line>
        <draw:line draw:style-name="gr11" draw:text-style-name="P3" draw:layer="layout" svg:x1="2.401cm" svg:y1="13.788cm" svg:x2="13.341cm" svg:y2="13.788cm">
          <text:p/>
        </draw:line>
        <draw:line draw:style-name="gr11" draw:text-style-name="P3" draw:layer="layout" svg:x1="2.401cm" svg:y1="7.266cm" svg:x2="13.341cm" svg:y2="7.266cm">
          <text:p/>
        </draw:line>
        <draw:path draw:style-name="gr12" draw:text-style-name="P6" draw:layer="layout" svg:width="5.172cm" svg:height="2.167cm" svg:x="2.583cm" svg:y="11.509cm" svg:viewBox="0 0 5173 2168" svg:d="M98 2168h4978c65 0 97-28 97-85v-1999c0-56-32-84-97-84h-4978c-65 0-98 28-98 84v1999c0 57 33 85 98 85z">
          <text:p/>
        </draw:path>
        <draw:line draw:style-name="gr8" draw:text-style-name="P3" draw:layer="layout" svg:x1="2.792cm" svg:y1="12.008cm" svg:x2="3.445cm" svg:y2="12.008cm">
          <text:p/>
        </draw:line>
        <draw:line draw:style-name="gr9" draw:text-style-name="P3" draw:layer="layout" svg:x1="2.792cm" svg:y1="12.676cm" svg:x2="3.445cm" svg:y2="12.676cm">
          <text:p/>
        </draw:line>
        <draw:line draw:style-name="gr10" draw:text-style-name="P3" draw:layer="layout" svg:x1="2.792cm" svg:y1="13.343cm" svg:x2="3.445cm" svg:y2="13.343cm">
          <text:p/>
        </draw:line>
        <draw:g>
          <svg:title>TexMaths</svg:title>
          <svg:desc>22§display§M_e§svg§600§FALSE§</svg:desc>
          <draw:frame draw:style-name="gr13" draw:text-style-name="P7" draw:layer="layout" svg:width="0.986cm" svg:height="0.647cm" svg:x="7.325cm" svg:y="14.697cm">
            <draw:image xlink:href="Pictures/10000CA2000001CF0000012757599BFC7FC8B908.svg" xlink:type="simple" xlink:show="embed" xlink:actuate="onLoad" loext:mime-type="image/svg+xml">
              <text:p/>
            </draw:image>
            <draw:image xlink:href="Pictures/10000201000000110000000B581CA981879C3CE3.png" xlink:type="simple" xlink:show="embed" xlink:actuate="onLoad" loext:mime-type="image/png"/>
          </draw:frame>
        </draw:g>
        <draw:g>
          <svg:title>TexMaths</svg:title>
          <svg:desc>22§display§\theta§svg§600§FALSE§</svg:desc>
          <draw:frame draw:style-name="gr13" draw:text-style-name="P7" draw:layer="layout" svg:width="0.339cm" svg:height="0.552cm" svg:x="1.094cm" svg:y="10.34cm">
            <draw:image xlink:href="Pictures/1000045A000000A0000000FC2850EAD9DCDE4D55.svg" xlink:type="simple" xlink:show="embed" xlink:actuate="onLoad" loext:mime-type="image/svg+xml">
              <text:p/>
            </draw:image>
            <draw:image xlink:href="Pictures/10000201000000060000000A8647331FA76024B8.png" xlink:type="simple" xlink:show="embed" xlink:actuate="onLoad" loext:mime-type="image/png"/>
          </draw:frame>
        </draw:g>
        <draw:frame draw:style-name="gr14" draw:text-style-name="P5" draw:layer="layout" svg:width="0.679cm" svg:height="0.667cm" svg:x="1.578cm" svg:y="7.505cm">
          <draw:text-box>
            <text:p text:style-name="P4"><text:span text:style-name="T1">70</text:span></text:p>
          </draw:text-box>
        </draw:frame>
        <draw:g>
          <svg:title>TexMaths</svg:title>
          <svg:desc>18§display§\eta = 0, \sigma_X = 1§svg§600§FALSE§</svg:desc>
          <draw:frame draw:style-name="gr13" draw:text-style-name="P7" draw:layer="layout" svg:width="3.662cm" svg:height="0.603cm" svg:x="3.546cm" svg:y="11.676cm">
            <draw:image xlink:href="Pictures/100021D20000083200000150C3B7DA129836589E.svg" xlink:type="simple" xlink:show="embed" xlink:actuate="onLoad" loext:mime-type="image/svg+xml">
              <text:p/>
            </draw:image>
            <draw:image xlink:href="Pictures/100002010000004F0000000D4A891512EE04BF83.png" xlink:type="simple" xlink:show="embed" xlink:actuate="onLoad" loext:mime-type="image/png"/>
          </draw:frame>
        </draw:g>
        <draw:g>
          <svg:title>TexMaths</svg:title>
          <svg:desc>18§display§\eta = 0.5, \sigma_X = 1§svg§600§FALSE§</svg:desc>
          <draw:frame draw:style-name="gr13" draw:text-style-name="P7" draw:layer="layout" svg:width="4.138cm" svg:height="0.603cm" svg:x="3.52cm" svg:y="12.343cm">
            <draw:image xlink:href="Pictures/100028B70000094300000150273D8005B3502642.svg" xlink:type="simple" xlink:show="embed" xlink:actuate="onLoad" loext:mime-type="image/svg+xml">
              <text:p/>
            </draw:image>
            <draw:image xlink:href="Pictures/100002010000005A0000000D683355F8A85D3475.png" xlink:type="simple" xlink:show="embed" xlink:actuate="onLoad" loext:mime-type="image/png"/>
          </draw:frame>
        </draw:g>
        <draw:g>
          <svg:title>TexMaths</svg:title>
          <svg:desc>18§display§\eta = 1, \sigma_X = 1§svg§600§FALSE§</svg:desc>
          <draw:frame draw:style-name="gr13" draw:text-style-name="P7" draw:layer="layout" svg:width="3.662cm" svg:height="0.603cm" svg:x="3.521cm" svg:y="13.01cm">
            <draw:image xlink:href="Pictures/10001FDC0000083200000150BE28C8E6A8A56719.svg" xlink:type="simple" xlink:show="embed" xlink:actuate="onLoad" loext:mime-type="image/svg+xml">
              <text:p/>
            </draw:image>
            <draw:image xlink:href="Pictures/100002010000004F0000000D976FDFB763704280.png" xlink:type="simple" xlink:show="embed" xlink:actuate="onLoad" loext:mime-type="image/png"/>
          </draw:frame>
        </draw:g>
        <draw:polygon draw:style-name="gr1" draw:text-style-name="P1" draw:layer="layout" svg:width="12.965cm" svg:height="7.958cm" svg:x="13.89cm" svg:y="7.052cm" svg:viewBox="0 0 12966 7959" draw:points="0,7959 12966,7959 12966,0 0,0">
          <text:p/>
        </draw:polygon>
        <draw:polygon draw:style-name="gr1" draw:text-style-name="P1" draw:layer="layout" svg:width="11.008cm" svg:height="6.613cm" svg:x="15.643cm" svg:y="7.23cm" svg:viewBox="0 0 11009 6614" draw:points="0,6614 11009,6614 11009,0 0,0">
          <text:p/>
        </draw:polygon>
        <draw:polygon draw:style-name="gr2" draw:text-style-name="P2" draw:layer="layout" svg:width="0cm" svg:height="0.103cm" svg:x="16.634cm" svg:y="13.881cm" svg:viewBox="0 0 0 104" draw:points="0,0 0,104">
          <text:p/>
        </draw:polygon>
        <draw:line draw:style-name="gr3" draw:text-style-name="P3" draw:layer="layout" svg:x1="16.634cm" svg:y1="13.881cm" svg:x2="16.634cm" svg:y2="13.985cm">
          <text:p/>
        </draw:line>
        <draw:polygon draw:style-name="gr2" draw:text-style-name="P2" draw:layer="layout" svg:width="0cm" svg:height="0.103cm" svg:x="18.873cm" svg:y="13.881cm" svg:viewBox="0 0 0 104" draw:points="0,0 0,104">
          <text:p/>
        </draw:polygon>
        <draw:line draw:style-name="gr3" draw:text-style-name="P3" draw:layer="layout" svg:x1="18.873cm" svg:y1="13.881cm" svg:x2="18.873cm" svg:y2="13.985cm">
          <text:p/>
        </draw:line>
        <draw:frame draw:style-name="gr15" draw:text-style-name="P5" draw:layer="layout" svg:width="1.039cm" svg:height="0.637cm" svg:x="16.187cm" svg:y="14.01cm">
          <draw:text-box>
            <text:p text:style-name="P4"><text:span text:style-name="T1">-0.5</text:span></text:p>
          </draw:text-box>
        </draw:frame>
        <draw:polygon draw:style-name="gr2" draw:text-style-name="P2" draw:layer="layout" svg:width="0cm" svg:height="0.103cm" svg:x="21.111cm" svg:y="13.881cm" svg:viewBox="0 0 0 104" draw:points="0,0 0,104">
          <text:p/>
        </draw:polygon>
        <draw:line draw:style-name="gr3" draw:text-style-name="P3" draw:layer="layout" svg:x1="21.111cm" svg:y1="13.881cm" svg:x2="21.111cm" svg:y2="13.985cm">
          <text:p/>
        </draw:line>
        <draw:frame draw:style-name="gr4" draw:text-style-name="P5" draw:layer="layout" svg:width="0.849cm" svg:height="0.615cm" svg:x="18.508cm" svg:y="14.01cm">
          <draw:text-box>
            <text:p text:style-name="P4"><text:span text:style-name="T1">0.0</text:span></text:p>
          </draw:text-box>
        </draw:frame>
        <draw:polygon draw:style-name="gr2" draw:text-style-name="P2" draw:layer="layout" svg:width="0cm" svg:height="0.103cm" svg:x="23.348cm" svg:y="13.881cm" svg:viewBox="0 0 0 104" draw:points="0,0 0,104">
          <text:p/>
        </draw:polygon>
        <draw:line draw:style-name="gr3" draw:text-style-name="P3" draw:layer="layout" svg:x1="23.348cm" svg:y1="13.881cm" svg:x2="23.348cm" svg:y2="13.985cm">
          <text:p/>
        </draw:line>
        <draw:frame draw:style-name="gr16" draw:text-style-name="P5" draw:layer="layout" svg:width="0.849cm" svg:height="0.615cm" svg:x="20.733cm" svg:y="14.04cm">
          <draw:text-box>
            <text:p text:style-name="P4"><text:span text:style-name="T1">0.5</text:span></text:p>
          </draw:text-box>
        </draw:frame>
        <draw:polygon draw:style-name="gr2" draw:text-style-name="P2" draw:layer="layout" svg:width="0cm" svg:height="0.103cm" svg:x="25.587cm" svg:y="13.881cm" svg:viewBox="0 0 0 104" draw:points="0,0 0,104">
          <text:p/>
        </draw:polygon>
        <draw:line draw:style-name="gr3" draw:text-style-name="P3" draw:layer="layout" svg:x1="25.587cm" svg:y1="13.881cm" svg:x2="25.587cm" svg:y2="13.985cm">
          <text:p/>
        </draw:line>
        <draw:frame draw:style-name="gr4" draw:text-style-name="P5" draw:layer="layout" svg:width="0.849cm" svg:height="0.615cm" svg:x="22.899cm" svg:y="14.01cm">
          <draw:text-box>
            <text:p text:style-name="P4"><text:span text:style-name="T1">1.0</text:span></text:p>
          </draw:text-box>
        </draw:frame>
        <draw:frame draw:style-name="gr4" draw:text-style-name="P5" draw:layer="layout" svg:width="0.849cm" svg:height="0.615cm" svg:x="25.15cm" svg:y="14.038cm">
          <draw:text-box>
            <text:p text:style-name="P4"><text:span text:style-name="T1">1.5</text:span></text:p>
          </draw:text-box>
        </draw:frame>
        <draw:polygon draw:style-name="gr2" draw:text-style-name="P2" draw:layer="layout" svg:width="0.114cm" svg:height="0cm" svg:x="15.491cm" svg:y="13.58cm" svg:viewBox="0 0 115 0" draw:points="115,0 0,0">
          <text:p/>
        </draw:polygon>
        <draw:line draw:style-name="gr3" draw:text-style-name="P3" draw:layer="layout" svg:x1="15.606cm" svg:y1="13.58cm" svg:x2="15.491cm" svg:y2="13.58cm">
          <text:p/>
        </draw:line>
        <draw:polygon draw:style-name="gr2" draw:text-style-name="P2" draw:layer="layout" svg:width="0.114cm" svg:height="0cm" svg:x="15.491cm" svg:y="12.505cm" svg:viewBox="0 0 115 0" draw:points="115,0 0,0">
          <text:p/>
        </draw:polygon>
        <draw:line draw:style-name="gr3" draw:text-style-name="P3" draw:layer="layout" svg:x1="15.606cm" svg:y1="12.505cm" svg:x2="15.491cm" svg:y2="12.505cm">
          <text:p/>
        </draw:line>
        <draw:frame draw:style-name="gr4" draw:text-style-name="P5" draw:layer="layout" svg:width="0.849cm" svg:height="0.615cm" svg:x="14.631cm" svg:y="13.395cm">
          <draw:text-box>
            <text:p text:style-name="P4"><text:span text:style-name="T1">0.0</text:span></text:p>
          </draw:text-box>
        </draw:frame>
        <draw:polygon draw:style-name="gr2" draw:text-style-name="P2" draw:layer="layout" svg:width="0.114cm" svg:height="0cm" svg:x="15.491cm" svg:y="11.428cm" svg:viewBox="0 0 115 0" draw:points="115,0 0,0">
          <text:p/>
        </draw:polygon>
        <draw:line draw:style-name="gr3" draw:text-style-name="P3" draw:layer="layout" svg:x1="15.606cm" svg:y1="11.428cm" svg:x2="15.491cm" svg:y2="11.428cm">
          <text:p/>
        </draw:line>
        <draw:frame draw:style-name="gr4" draw:text-style-name="P5" draw:layer="layout" svg:width="0.849cm" svg:height="0.615cm" svg:x="14.631cm" svg:y="12.323cm">
          <draw:text-box>
            <text:p text:style-name="P4"><text:span text:style-name="T1">0.2</text:span></text:p>
          </draw:text-box>
        </draw:frame>
        <draw:polygon draw:style-name="gr2" draw:text-style-name="P2" draw:layer="layout" svg:width="0.114cm" svg:height="0cm" svg:x="15.491cm" svg:y="10.353cm" svg:viewBox="0 0 115 0" draw:points="115,0 0,0">
          <text:p/>
        </draw:polygon>
        <draw:line draw:style-name="gr3" draw:text-style-name="P3" draw:layer="layout" svg:x1="15.606cm" svg:y1="10.353cm" svg:x2="15.491cm" svg:y2="10.353cm">
          <text:p/>
        </draw:line>
        <draw:frame draw:style-name="gr4" draw:text-style-name="P5" draw:layer="layout" svg:width="0.849cm" svg:height="0.615cm" svg:x="14.631cm" svg:y="11.293cm">
          <draw:text-box>
            <text:p text:style-name="P4"><text:span text:style-name="T1">0.4</text:span></text:p>
          </draw:text-box>
        </draw:frame>
        <draw:polygon draw:style-name="gr2" draw:text-style-name="P2" draw:layer="layout" svg:width="0.114cm" svg:height="0cm" svg:x="15.491cm" svg:y="9.278cm" svg:viewBox="0 0 115 0" draw:points="115,0 0,0">
          <text:p/>
        </draw:polygon>
        <draw:line draw:style-name="gr3" draw:text-style-name="P3" draw:layer="layout" svg:x1="15.606cm" svg:y1="9.278cm" svg:x2="15.491cm" svg:y2="9.278cm">
          <text:p/>
        </draw:line>
        <draw:frame draw:style-name="gr4" draw:text-style-name="P5" draw:layer="layout" svg:width="0.849cm" svg:height="0.615cm" svg:x="14.631cm" svg:y="10.226cm">
          <draw:text-box>
            <text:p text:style-name="P4"><text:span text:style-name="T1">0.6</text:span></text:p>
          </draw:text-box>
        </draw:frame>
        <draw:polygon draw:style-name="gr2" draw:text-style-name="P2" draw:layer="layout" svg:width="0.114cm" svg:height="0cm" svg:x="15.491cm" svg:y="8.202cm" svg:viewBox="0 0 115 0" draw:points="115,0 0,0">
          <text:p/>
        </draw:polygon>
        <draw:line draw:style-name="gr3" draw:text-style-name="P3" draw:layer="layout" svg:x1="15.606cm" svg:y1="8.202cm" svg:x2="15.491cm" svg:y2="8.202cm">
          <text:p/>
        </draw:line>
        <draw:frame draw:style-name="gr4" draw:text-style-name="P5" draw:layer="layout" svg:width="0.849cm" svg:height="0.615cm" svg:x="14.631cm" svg:y="9.058cm">
          <draw:text-box>
            <text:p text:style-name="P4"><text:span text:style-name="T1">0.8</text:span></text:p>
          </draw:text-box>
        </draw:frame>
        <draw:frame draw:style-name="gr4" draw:text-style-name="P5" draw:layer="layout" svg:width="0.849cm" svg:height="0.615cm" svg:x="14.631cm" svg:y="8.057cm">
          <draw:text-box>
            <text:p text:style-name="P4"><text:span text:style-name="T1">1.0</text:span></text:p>
          </draw:text-box>
        </draw:frame>
        <draw:polygon draw:style-name="gr8" draw:text-style-name="P3" draw:layer="layout" svg:width="4.474cm" svg:height="2.688cm" svg:x="18.874cm" svg:y="10.892cm" svg:viewBox="0 0 4475 2689" draw:points="4475,2689 4472,2518 4458,2348 4435,2180 4404,2014 4365,1850 4315,1690 4258,1533 4193,1382 4120,1235 4040,1095 3953,961 3858,834 3756,713 3649,602 3536,499 3418,404 3295,319 3168,243 3036,177 2902,121 2765,75 2626,41 2486,16 2344,3 2202,0 2061,8 1918,27 1778,57 1640,96 1505,147 1372,209 1243,280 1117,360 997,451 882,549 771,657 666,773 569,896 477,1027 393,1164 317,1308 248,1457 186,1611 133,1769 89,1932 54,2096 27,2265 8,2434 0,2604 8,2434 27,2265 54,2096 89,1932 133,1769 186,1611 248,1457 317,1308 393,1164 477,1027 569,896 666,773 771,657 882,549 997,451 1117,360 1243,280 1372,209 1505,147 1640,96 1778,57 1918,27 2061,8 2202,0 2344,3 2486,16 2626,41 2765,75 2902,121 3036,177 3168,243 3295,319 3418,404 3536,499 3649,602 3756,713 3858,834 3953,961 4040,1095 4120,1235 4193,1382 4258,1533 4315,1690 4365,1850 4404,2014 4435,2180 4458,2348 4472,2518">
          <text:p/>
        </draw:polygon>
        <draw:polygon draw:style-name="gr9" draw:text-style-name="P3" draw:layer="layout" svg:width="6.329cm" svg:height="3.772cm" svg:x="17.946cm" svg:y="9.777cm" svg:viewBox="0 0 6330 3773" draw:points="5403,1113 5541,1289 5668,1476 5788,1671 5895,1875 5991,2087 6076,2305 6148,2530 6210,2760 6259,2995 6296,3233 6319,3472 6330,3713 6328,3653 6314,3412 6287,3173 6248,2936 6196,2703 6132,2474 6055,2250 5968,2033 5869,1823 5759,1621 5638,1428 5507,1244 5367,1071 5219,909 5062,758 4898,620 4726,495 4548,382 4365,283 4176,200 3984,129 3789,74 3591,35 3391,9 3190,0 2990,6 2789,27 2591,63 2394,114 2201,180 2012,261 1828,356 1648,465 1475,588 1309,723 1150,870 999,1030 857,1200 724,1381 601,1572 489,1772 387,1980 296,2195 217,2417 150,2644 95,2877 52,3113 22,3352 5,3592 0,3773 8,3532 29,3292 62,3054 108,2818 166,2588 236,2361 318,2141 412,1927 516,1721 631,1523 757,1335 892,1156 1036,989 1189,832 1350,687 1517,555 1693,436 1873,331 2059,239 2249,162 2444,100 2640,52 2839,20 3039,3 3241,1 3441,14 3640,43 3838,87 4033,145 4224,219 4411,307 4593,409 4769,524 4940,653 5102,795 5256,948">
          <text:p/>
        </draw:polygon>
        <draw:polygon draw:style-name="gr10" draw:text-style-name="P3" draw:layer="layout" svg:width="10.008cm" svg:height="5.991cm" svg:x="16.106cm" svg:y="7.568cm" svg:viewBox="0 0 10009 5992" draw:points="7244,634 7523,816 7792,1018 8051,1240 8297,1482 8529,1742 8747,2019 8951,2312 9138,2621 9309,2943 9462,3277 9598,3621 9714,3977 9813,4339 9891,4709 9950,5084 9989,5463 10009,5843 10007,5801 9986,5420 9944,5043 9884,4668 9803,4299 9702,3937 9584,3583 9446,3239 9290,2906 9118,2586 8929,2279 8724,1987 8504,1713 8270,1454 8023,1215 7764,995 7493,795 7213,615 6923,458 6626,324 6323,211 6013,123 5701,57 5385,17 5067,0 4750,8 4434,39 4119,95 3809,174 3503,277 3203,403 2910,552 2625,723 2351,915 2088,1127 1836,1359 1597,1610 1371,1878 1159,2163 965,2464 786,2780 624,3108 478,3448 352,3798 245,4157 157,4523 88,4896 38,5273 9,5653 0,5992 11,5611 43,5231 94,4854 165,4483 255,4117 365,3758 494,3410 640,3071 804,2745 985,2430 1183,2131 1395,1848 1623,1581 1863,1332 2117,1102 2381,892 2657,702 2942,534 3236,388 3537,265 3843,164 4154,87 4469,35 4785,5 5103,1 5420,20 5736,64 6048,131 6356,222 6659,337 6956,475">
          <text:p/>
        </draw:polygon>
        <draw:line draw:style-name="gr11" draw:text-style-name="P3" draw:layer="layout" svg:x1="15.605cm" svg:y1="13.881cm" svg:x2="15.605cm" svg:y2="7.268cm">
          <text:p/>
        </draw:line>
        <draw:line draw:style-name="gr11" draw:text-style-name="P3" draw:layer="layout" svg:x1="26.613cm" svg:y1="13.881cm" svg:x2="26.613cm" svg:y2="7.268cm">
          <text:p/>
        </draw:line>
        <draw:line draw:style-name="gr11" draw:text-style-name="P3" draw:layer="layout" svg:x1="15.605cm" svg:y1="13.881cm" svg:x2="26.613cm" svg:y2="13.881cm">
          <text:p/>
        </draw:line>
        <draw:line draw:style-name="gr11" draw:text-style-name="P3" draw:layer="layout" svg:x1="15.605cm" svg:y1="7.268cm" svg:x2="26.613cm" svg:y2="7.268cm">
          <text:p/>
        </draw:line>
        <draw:path draw:style-name="gr12" draw:text-style-name="P6" draw:layer="layout" svg:width="3.486cm" svg:height="1.667cm" svg:x="19.367cm" svg:y="12.008cm" svg:viewBox="0 0 3487 1668" svg:d="M67 1668h3353c44 0 67-22 67-65v-1537c0-44-23-66-67-66h-3353c-44 0-67 22-67 66v1537c0 43 23 65 67 65z">
          <text:p/>
        </draw:path>
        <draw:line draw:style-name="gr8" draw:text-style-name="P3" draw:layer="layout" svg:x1="19.52cm" svg:y1="12.379cm" svg:x2="20.178cm" svg:y2="12.379cm">
          <text:p/>
        </draw:line>
        <draw:line draw:style-name="gr9" draw:text-style-name="P3" draw:layer="layout" svg:x1="19.52cm" svg:y1="12.887cm" svg:x2="20.178cm" svg:y2="12.887cm">
          <text:p/>
        </draw:line>
        <draw:line draw:style-name="gr10" draw:text-style-name="P3" draw:layer="layout" svg:x1="19.52cm" svg:y1="13.395cm" svg:x2="20.178cm" svg:y2="13.395cm">
          <text:p/>
        </draw:line>
        <draw:g>
          <svg:title>TexMaths</svg:title>
          <svg:desc>15§display§\frac{K_{IIf}}{K_{Ic}}§svg§600§FALSE§</svg:desc>
          <draw:frame draw:style-name="gr13" draw:text-style-name="P7" draw:layer="layout" svg:width="1.151cm" svg:height="1.16cm" svg:x="13.432cm" svg:y="9.92cm">
            <draw:image xlink:href="Pictures/10002F310000030000000306602C30C6338D0118.svg" xlink:type="simple" xlink:show="embed" xlink:actuate="onLoad" loext:mime-type="image/svg+xml">
              <text:p/>
            </draw:image>
            <draw:image xlink:href="Pictures/100002010000001D0000001DE5DEC4CC4F94FF73.png" xlink:type="simple" xlink:show="embed" xlink:actuate="onLoad" loext:mime-type="image/png"/>
          </draw:frame>
        </draw:g>
        <draw:g>
          <svg:title>TexMaths</svg:title>
          <svg:desc>15§display§\frac{K_{If}}{K_{Ic}}§svg§600§FALSE§</svg:desc>
          <draw:frame draw:style-name="gr13" draw:text-style-name="P7" draw:layer="layout" svg:width="0.975cm" svg:height="1.2cm" svg:x="20.608cm" svg:y="14.653cm">
            <draw:image xlink:href="Pictures/100029B60000028B000003212BBA66238284774F.svg" xlink:type="simple" xlink:show="embed" xlink:actuate="onLoad" loext:mime-type="image/svg+xml">
              <text:p/>
            </draw:image>
            <draw:image xlink:href="Pictures/10000201000000190000001EA4B9FFFA60B938D4.png" xlink:type="simple" xlink:show="embed" xlink:actuate="onLoad" loext:mime-type="image/png"/>
          </draw:frame>
        </draw:g>
        <draw:g>
          <svg:title>TexMaths</svg:title>
          <svg:desc>16§display§\eta = 0§svg§600§FALSE§</svg:desc>
          <draw:frame draw:style-name="gr13" draw:text-style-name="P7" draw:layer="layout" svg:width="1.306cm" svg:height="0.494cm" svg:x="20.585cm" svg:y="12.175cm">
            <draw:image xlink:href="Pictures/10000D0E000003310000013627105991D4CC1540.svg" xlink:type="simple" xlink:show="embed" xlink:actuate="onLoad" loext:mime-type="image/svg+xml">
              <text:p/>
            </draw:image>
            <draw:image xlink:href="Pictures/100002010000001F0000000CDCB163437593DC5E.png" xlink:type="simple" xlink:show="embed" xlink:actuate="onLoad" loext:mime-type="image/png"/>
          </draw:frame>
        </draw:g>
        <draw:g>
          <svg:title>TexMaths</svg:title>
          <svg:desc>16§display§\eta = 0.5§svg§600§FALSE§</svg:desc>
          <draw:frame draw:style-name="gr13" draw:text-style-name="P7" draw:layer="layout" svg:width="1.779cm" svg:height="0.536cm" svg:x="20.557cm" svg:y="12.64cm">
            <draw:image xlink:href="Pictures/100013ED00000459000001502D7BE7145D436806.svg" xlink:type="simple" xlink:show="embed" xlink:actuate="onLoad" loext:mime-type="image/svg+xml">
              <text:p/>
            </draw:image>
            <draw:image xlink:href="Pictures/100002010000002A0000000D6552C193FC845216.png" xlink:type="simple" xlink:show="embed" xlink:actuate="onLoad" loext:mime-type="image/png"/>
          </draw:frame>
        </draw:g>
        <draw:g>
          <svg:title>TexMaths</svg:title>
          <svg:desc>16§display§\eta = 1§svg§600§FALSE§</svg:desc>
          <draw:frame draw:style-name="gr13" draw:text-style-name="P7" draw:layer="layout" svg:width="1.325cm" svg:height="0.536cm" svg:x="20.558cm" svg:y="13.14cm">
            <draw:image xlink:href="Pictures/10000B180000033D0000015066C61D92441C10B9.svg" xlink:type="simple" xlink:show="embed" xlink:actuate="onLoad" loext:mime-type="image/svg+xml">
              <text:p/>
            </draw:image>
            <draw:image xlink:href="Pictures/100002010000001F0000000DD62FA02E28637F83.png" xlink:type="simple" xlink:show="embed" xlink:actuate="onLoad" loext:mime-type="image/png"/>
          </draw:frame>
        </draw:g>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8-18T14:36:44.956000000</meta:creation-date>
    <dc:date>2020-08-18T15:22:50.865000000</dc:date>
    <meta:editing-duration>PT10M10S</meta:editing-duration>
    <meta:editing-cycles>1</meta:editing-cycles>
    <meta:document-statistic meta:object-count="120"/>
    <meta:generator>LibreOffice/6.3.2.2$Windows_X86_64 LibreOffice_project/98b30e735bda24bc04ab42594c85f7fd8be07b9c</meta:generator>
  </office:meta>
</office:document-meta>
</file>